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text-properties officeooo:rsid="00192d53" officeooo:paragraph-rsid="00192d53"/>
    </style:style>
    <style:style style:name="P2" style:family="paragraph" style:parent-style-name="Standard">
      <style:paragraph-properties style:writing-mode="lr-tb"/>
      <style:text-properties officeooo:paragraph-rsid="00192d53"/>
    </style:style>
    <style:style style:name="P3" style:family="paragraph" style:parent-style-name="Standard">
      <style:paragraph-properties style:writing-mode="lr-tb"/>
      <style:text-properties officeooo:rsid="00194829" officeooo:paragraph-rsid="00194829"/>
    </style:style>
    <style:style style:name="T1" style:family="text">
      <style:text-properties style:font-name="sans-serif" fo:font-size="13.5pt"/>
    </style:style>
    <style:style style:name="T2" style:family="text">
      <style:text-properties style:font-name="sans-serif" fo:font-size="13.5pt" officeooo:rsid="00192d53"/>
    </style:style>
    <style:style style:name="T3" style:family="text">
      <style:text-properties style:font-name="sans-serif" fo:font-size="13.5pt" officeooo:rsid="00194829"/>
    </style:style>
    <style:style style:name="T4" style:family="text">
      <style:text-properties style:font-name="sans-serif" fo:font-size="13.5pt" officeooo:rsid="0019e8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ombre</text:span><text:line-break/><text:span text:style-name="T1">1.</text:span> <text:span text:style-name="T1">¿Por qué has elegido el ciclo de DAM? </text:span><text:line-break/><text:span text:style-name="T1">2.</text:span> <text:span text:style-name="T1">¿Qué entiendes por Desarrollo de Interfaces?</text:span><text:line-break/><text:span text:style-name="T1">3.</text:span> <text:span text:style-name="T1">¿Cuáles son tus expectativas con relación a este módulo?</text:span><text:line-break/><text:span text:style-name="T1">4.</text:span> <text:span text:style-name="T1">Lenguajes de programación empleados</text:span><text:line-break/><text:span text:style-name="T1">5.</text:span> <text:span text:style-name="T1">¿Has desarrollado algún programa por cuenta propia? Funcionalidad</text:span><text:line-break/><text:span text:style-name="T1">6.</text:span> <text:span text:style-name="T1">¿Interés en algún lenguaje de programación? ¿Por qué?</text:span><text:line-break/><text:span text:style-name="T1">7.</text:span> <text:span text:style-name="T1">Busca en Internet. </text:span><text:line-break/><text:span text:style-name="T1">a.</text:span> <text:span text:style-name="T1">¿Qué es el desarrollo de interfaces?</text:span><text:line-break/><text:span text:style-name="T1">b.</text:span> <text:span text:style-name="T1">¿Utilidad?</text:span><text:line-break/><text:span text:style-name="T1">8.</text:span> <text:span text:style-name="T1">¿Lo consideras importante/necesario? ¿por qué?</text:span></text:p>
      <text:p text:style-name="P2"><text:span text:style-name="T1"/></text:p>
      <text:p text:style-name="P2"><text:span text:style-name="T1"/></text:p>
      <text:p text:style-name="P2"><text:span text:style-name="T2">Mi nombre es Marcos Gómez Alonso.</text:span></text:p>
      <text:p text:style-name="P1"><text:span text:style-name="T1"/></text:p>
      <text:p text:style-name="P1"><text:span text:style-name="T3">1. </text:span><text:span text:style-name="T1">Elegí este curso porque ya he realizado el de programación WEB y, aparte de que me convalidan la mitad de los módulos, me interesa aprender algo más sobre programación de dispositivos.</text:span></text:p>
      <text:p text:style-name="P1"><text:span text:style-name="T1"/></text:p>
      <text:p text:style-name="P1"><text:span text:style-name="T3">2. </text:span><text:span text:style-name="T1">Supongo que vendrá a ser algo así como programar aplicaciones para dispositivos.</text:span></text:p>
      <text:p text:style-name="P1"><text:span text:style-name="T1"/></text:p>
      <text:p text:style-name="P1"><text:span text:style-name="T3">3. </text:span><text:span text:style-name="T1">Aprender todo lo posible.</text:span></text:p>
      <text:p text:style-name="P1"><text:span text:style-name="T1"/></text:p>
      <text:p text:style-name="P1"><text:span text:style-name="T3">4. </text:span><text:span text:style-name="T1">Pascal, C, Java, PHP, Javascript, HTML y CSS.</text:span></text:p>
      <text:p text:style-name="P1"><text:span text:style-name="T1"/></text:p>
      <text:p text:style-name="P1"><text:span text:style-name="T3">5. </text:span><text:span text:style-name="T1">Páginas web, algunas, programas aún no.</text:span></text:p>
      <text:p text:style-name="P1"><text:span text:style-name="T1"/></text:p>
      <text:p text:style-name="P1"><text:span text:style-name="T3">6. </text:span><text:span text:style-name="T1">Alguno para programar en Android, para empezar a prepararme ya no para el futuro, para el presente.</text:span></text:p>
      <text:p text:style-name="P1"><text:span text:style-name="T1"/></text:p>
      <text:p text:style-name="P3"><text:span text:style-name="T1">7a. Según he leído, serían programas necesarios para que haya interactuación entre el usuario y el sistema, tales como interfaz gráfica, etc.</text:span></text:p>
      <text:p text:style-name="P3"><text:span text:style-name="T1"/></text:p>
      <text:p text:style-name="P3"><text:span text:style-name="T1">7b. </text:span><text:span text:style-name="T4">Para controlar el dispositivo.</text:span></text:p>
      <text:p text:style-name="P3"><text:span text:style-name="T1"/></text:p>
      <text:p text:style-name="P3"><text:span text:style-name="T1">7c. Si, y necesario, ya que sin estos programas no se podría controlar el dispositivo.</text:span></text:p>
      <text:p text:style-name="P1"><text:span text:style-name="T1"/></text:p>
      <text:p text:style-name="P2"><text:span text:style-name="T2"/></text:p>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9:05:03.925000000</meta:creation-date>
    <dc:date>2021-09-20T19:39:02.708000000</dc:date>
    <meta:editing-duration>PT23M48S</meta:editing-duration>
    <meta:editing-cycles>2</meta:editing-cycles>
    <meta:generator>LibreOffice/7.1.4.2$Windows_X86_64 LibreOffice_project/a529a4fab45b75fefc5b6226684193eb000654f6</meta:generator>
    <meta:document-statistic meta:table-count="0" meta:image-count="0" meta:object-count="0" meta:page-count="1" meta:paragraph-count="12" meta:word-count="201" meta:character-count="1233" meta:non-whitespace-character-count="1040"/>
  </office:meta>
</office:document-meta>
</file>